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middle" fo:wrap-option="wrap"/>
      <style:text-properties fo:color="#323232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1.3770833333333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48708333333333cm" style:use-optimal-column-width="true"/>
    </style:style>
    <style:style style:name="co5" style:family="table-column">
      <style:table-column-properties fo:break-before="auto" style:column-width="16.3247916666667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77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6" table:number-columns-repeated="16378" table:default-cell-style-name="ce1"/>
        <table:table-row table:style-name="ro1">
          <table:table-cell office:value-type="string" table:style-name="ce2">
            <text:p>Journal Title / Título del Revista Académica</text:p>
          </table:table-cell>
          <table:table-cell office:value-type="string" table:style-name="ce3">
            <text:p>Journal model / Modelo del Revista Académica</text:p>
          </table:table-cell>
          <table:table-cell office:value-type="string" table:style-name="ce3">
            <text:p>Online ISSN / ISSN en línea</text:p>
          </table:table-cell>
          <table:table-cell office:value-type="string" table:style-name="ce3">
            <text:p>Eligible for Colombia R&amp;P agreement / Elegible para acuerdo R&amp;P Colombia</text:p>
          </table:table-cell>
          <table:table-cell office:value-type="string" table:style-name="ce3">
            <text:p>Subject Area and Category</text:p>
          </table:table-cell>
          <table:table-cell office:value-type="string" table:style-name="ce10">
            <text:p>H-Index</text:p>
          </table:table-cell>
          <table:table-cell office:value-type="string" table:style-name="ce11">
            <text:p>Quartiles</text:p>
          </table:table-cell>
          <table:table-cell office:value-type="string" table:style-name="ce11">
            <text:p>URL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dapt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5-0645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rts and Humanities: Literature and Literary Theory, Visual Arts and Performing Arts</text:p>
          </table:table-cell>
          <table:table-cell office:value-type="float" office:value="11" table:style-name="ce9">
            <text:p>11</text:p>
          </table:table-cell>
          <table:table-cell office:value-type="string" table:style-name="ce9">
            <text:p>Q1</text:p>
          </table:table-cell>
          <table:table-cell office:value-type="string" table:style-name="ce1">
            <text:p>https://academic.oup.com/adaptation?login=fals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esthetic Surgery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7-330X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Medicine (miscellaneous), Surgery</text:p>
          </table:table-cell>
          <table:table-cell office:value-type="float" office:value="78" table:style-name="ce9">
            <text:p>78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sj?login=fals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frican Affai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62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Social Sciences: Geography, Planning and Development, Sociology and Political Science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fraf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ge And Ageing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834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Biochemistry, Genetics and Molecular Biology: Aging; Medicine: Geriatrics and Gerontology, Medicine (miscellaneous)</text:p>
          </table:table-cell>
          <table:table-cell office:value-type="float" office:value="168" table:style-name="ce12">
            <text:p>168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geing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lcohol And Alcoholism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0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Medicine (miscellaneous), Surgery, Psychiatry and Mental Health; Pharmacology, Toxicology and Pharmaceutics: Toxicology</text:p>
          </table:table-cell>
          <table:table-cell office:value-type="float" office:value="109" table:style-name="ce12">
            <text:p>109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lcalc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Entomologis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155-990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Ecology, Evolution, Behavior and Systematics, Insect Science</text:p>
          </table:table-cell>
          <table:table-cell office:value-type="float" office:value="48" table:style-name="ce12">
            <text:p>48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https://academic.oup.com/a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Historical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7-5239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rts and Humanities: History, Museology; Social Sciences: Archeology</text:p>
          </table:table-cell>
          <table:table-cell office:value-type="float" office:value="77" table:style-name="ce12">
            <text:p>77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hr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Journal of Clinical Path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3-772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Medicine (miscellaneous), Pathology and Forensic Medicine</text:p>
          </table:table-cell>
          <table:table-cell office:value-type="float" office:value="141" table:style-name="ce12">
            <text:p>141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jcp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Journal of Comparative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326-9197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Social Sciences: Law, Social Sciences (miscellaneous)</text:p>
          </table:table-cell>
          <table:table-cell office:value-type="float" office:value="48" table:style-name="ce12">
            <text:p>48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https://academic.oup.com/ajcl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Journal Of Epidem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6-6256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Epidemiology</text:p>
          </table:table-cell>
          <table:table-cell office:value-type="float" office:value="288" table:style-name="ce12">
            <text:p>288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j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Journal of Health-System Pharmac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5-2900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Health Professions: Pharmacy; Medicine: Health Policy, Medicine (miscellaneous); Pharmacology, Toxicology and Pharmaceutics: Pharmacology</text:p>
          </table:table-cell>
          <table:table-cell office:value-type="float" office:value="107" table:style-name="ce12">
            <text:p>107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jhp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Journal of Hypertens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1-7225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Internal Medicine</text:p>
          </table:table-cell>
          <table:table-cell office:value-type="float" office:value="150" table:style-name="ce12">
            <text:p>150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jh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Journal of Legal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161-797X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rts and Humanities: History; Social Sciences: Law</text:p>
          </table:table-cell>
          <table:table-cell office:value-type="float" office:value="13" table:style-name="ce12">
            <text:p>13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https://academic.oup.com/ajlh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Law And Economics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260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Economics, Econometrics and Finance: Finance; Social Sciences: Law</text:p>
          </table:table-cell>
          <table:table-cell office:value-type="float" office:value="38" table:style-name="ce12">
            <text:p>38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ler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merican Literary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4365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rts and Humanities: History, Literature and Literary Theory; Social Sciences: Cultural Studies</text:p>
          </table:table-cell>
          <table:table-cell office:value-type="float" office:value="35" table:style-name="ce12">
            <text:p>35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lh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alysi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7-8284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rts and Humanities: Philosophy</text:p>
          </table:table-cell>
          <table:table-cell office:value-type="float" office:value="53" table:style-name="ce12">
            <text:p>5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nalysi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nals of Behavioral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2-4796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Medicine (miscellaneous), Psychiatry and Mental Health; Psychology: Psychology (miscellaneous)</text:p>
          </table:table-cell>
          <table:table-cell office:value-type="float" office:value="152" table:style-name="ce12">
            <text:p>15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bm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nals Of Botan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095-8290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Plant Science</text:p>
          </table:table-cell>
          <table:table-cell office:value-type="float" office:value="205" table:style-name="ce12">
            <text:p>205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ob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nals of the Entomological Society of America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8-2901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Insect Science</text:p>
          </table:table-cell>
          <table:table-cell office:value-type="float" office:value="82" table:style-name="ce12">
            <text:p>8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esa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nals of Work Exposures and Healt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398-7316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Public Health, Environmental and Occupational Health</text:p>
          </table:table-cell>
          <table:table-cell office:value-type="float" office:value="89" table:style-name="ce12">
            <text:p>89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nnweh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pplied Linguis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0X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Social Sciences: Communication, Linguistics and Language</text:p>
          </table:table-cell>
          <table:table-cell office:value-type="float" office:value="125" table:style-name="ce12">
            <text:p>125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applij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rbitration Internatio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5-8398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Business, Management and Accounting: Business and International Management; Social Sciences: Law</text:p>
          </table:table-cell>
          <table:table-cell office:value-type="float" office:value="24" table:style-name="ce12">
            <text:p>24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rbitration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rchives of Clinical Neuropsych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3-5843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Medicine: Medicine (miscellaneous), Psychiatry and Mental Health; Psychology: Clinical Psychology, Neuropsychology and Physiological Psychology</text:p>
          </table:table-cell>
          <table:table-cell office:value-type="float" office:value="115" table:style-name="ce12">
            <text:p>115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https://academic.oup.com/acn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ristotelian Society Supplementary Volum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7-8349</text:p>
          </table:table-cell>
          <table:table-cell office:value-type="string" table:style-name="ce6">
            <text:p>yes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2">
          <table:table-cell office:value-type="string" table:style-name="ce4">
            <text:p>Behavioral Ec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279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Animal Science and Zoology, Ecology, Evolution, Behavior and Systematics</text:p>
          </table:table-cell>
          <table:table-cell office:value-type="float" office:value="132" table:style-name="ce12">
            <text:p>13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beheco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Biological Journal of the Linnean Socie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095-8312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Ecology, Evolution, Behavior and Systematics</text:p>
          </table:table-cell>
          <table:table-cell office:value-type="float" office:value="125" table:style-name="ce12">
            <text:p>125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biolinnean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Biology of Reproduc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9-7268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Biochemistry, Genetics and Molecular Biology: Cell Biology; Medicine: Medicine (miscellaneous), Reproductive Medicine</text:p>
          </table:table-cell>
          <table:table-cell office:value-type="float" office:value="203" table:style-name="ce12">
            <text:p>203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biolrepro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Biometrika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10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Agricultural and Biological Sciences (miscellaneous); Decision Sciences: Statistics, Probability and Uncertainty; Mathematics: Applied Mathematics, Mathematics (miscellaneous), Statistics and Probability</text:p>
          </table:table-cell>
          <table:table-cell office:value-type="float" office:value="132" table:style-name="ce12">
            <text:p>13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biomet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BioScien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5-3244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Agricultural and Biological Sciences: Agricultural and Biological Sciences (miscellaneous)</text:p>
          </table:table-cell>
          <table:table-cell office:value-type="float" office:value="242" table:style-name="ce12">
            <text:p>242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https://academic.oup.com/bioscienc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Bioscience, Biotechnology, and Biochemist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347-6947</text:p>
          </table:table-cell>
          <table:table-cell office:value-type="string" table:style-name="ce6">
            <text:p>yes</text:p>
          </table:table-cell>
          <table:table-cell office:value-type="string" table:style-name="ce1">
            <text:p>Biochemistry, Genetics and Molecular Biology: Biochemistry, Biotechnology, Molecular Biology; Chemistry: Analytical Chemistry, Organic Chemistry; Immunology and Microbiology: Applied Microbiology and Biotechnology; Medicine: Medicine (miscellaneous)</text:p>
          </table:table-cell>
          <table:table-cell office:value-type="float" office:value="134" table:style-name="ce12">
            <text:p>134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https://www.tandfonline.com/toc/tbbb20/current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Biostatis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4357</text:p>
          </table:table-cell>
          <table:table-cell office:value-type="string" table:style-name="ce6">
            <text:p>yes</text:p>
          </table:table-cell>
          <table:table-cell table:style-name="ce1"/>
          <table:table-cell table:style-name="ce12"/>
          <table:table-cell table:number-columns-repeated="16378" table:style-name="ce1"/>
        </table:table-row>
        <table:table-row table:style-name="ro2">
          <table:table-cell office:value-type="string" table:style-name="ce4">
            <text:p>Botanical Journal of the Linnean Socie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095-833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ai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15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itish Journal of Aesthe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8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itish Journal Of Crimin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itish Journal of Surge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365-216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ritish Medical Bulleti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839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ulletin of the Institute of Classical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1-537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mbridge Journal Of Econom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4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mbridge Journal Of Regions, Economy And Socie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2-138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pital Markets Law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0-722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rcinogenesi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18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ardiovascular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5-324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erebral Cortex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19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emical Sens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5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inese Journal of Internation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6-993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hristian Bioeth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4-419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assical Receptions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9-51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inical &amp; Experimental Immun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365-224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inical Chemist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0-856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linical Infectious Diseas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7-659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munication The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8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munication, Culture and Critiqu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3-913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mmunity Development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65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temporary Women's Writing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4-148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tributions To Political Econom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8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urrent Legal Problem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4-842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gital Scholarship in the Humanit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5-768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plomatic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7-770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iseases of the Esophagu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42-20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arly Music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1-726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conomic Polic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032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lt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2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docrine Review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5-718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docrin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5-717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glis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6-112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vironmental Entom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8-293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pidemiologic Review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8-67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says In Criticism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85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Heart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2-964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Heart Journal - Cardiovascular Imaging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7-241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Heart Journal - Quality of Care and Clinical Outcom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8-17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Heart Journal: Acute Cardiovascular Car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8-873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Journal of Cardio-Thoracic Surge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3-734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Journal of Cardiovascular Nursing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3-195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Journal Of Internation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59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Journal of Orthodon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21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Journal of Preventive Card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7-488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Review Of Agricultural Econom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1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Review of Economic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4-004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uropean Sociological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67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amily Practice</text:p>
          </table:table-cell>
          <table:table-cell office:value-type="string" table:style-name="ce5">
            <text:p>Hybrid</text:p>
          </table:table-cell>
          <table:table-cell office:value-type="string" table:style-name="ce7">
            <text:p>1460-22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EMS Microbiology Lette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74-696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eign Policy Analysi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3-859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estry: An International Journal Of Forest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2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um For Modern Language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86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rench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ne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3-263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erman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089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lycob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2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RUR Internatio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632-85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alth Education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364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ealth Promotion Internatio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24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storical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28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istory Workshop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6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olocaust And Genocide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6-793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man Communication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95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man Molecular Gene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08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man Reproduc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3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man Reproduction Updat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36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Human Rights Law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4-102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CSID Review - Foreign Investment Law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9-199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A Journal of Applied Mathema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3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A Journal Of Management Mathema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79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a Journal Of Mathematical Control And Inform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88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ma Journal Of Numerical Analysi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dustrial And Corporate Chang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dustrial Law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6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flammatory Bowel Diseas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6-484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formation and Inference: a journal of the IMA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9-877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sect Systematics and Diversi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399-342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grative And Comparative B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57-702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grative B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7-970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acting with Compute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3-795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Affai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34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Data Privacy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4-400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Immun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37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For Quality In Health Car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7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Constitution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4-265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Epidem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Law And Information Techn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69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Law, Policy And The Fami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0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Lexicograph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7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Pharmacy Prac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2-717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Public Opinion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90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Refugee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1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Journal Of Transitional Jus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2-772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Mathematics Research Notic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687-024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Political Soc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9-568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Relations Of The Asia-pacific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0-483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Studies Perspectiv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8-35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Studies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47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nternational Studies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48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SLE: Interdisciplinary Studies in Literature and Environmen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9-109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panese Journal Of Clinical Onc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362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African Econom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2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Analytical Toxic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5-240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Animal Scien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5-316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Antimicrobial Chemotherap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09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Antitrust Enforcemen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0-069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AOAC Internatio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4-792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Breast Imaging</text:p>
          </table:table-cell>
          <table:table-cell office:value-type="string" table:style-name="ce5">
            <text:p>Hybrid</text:p>
          </table:table-cell>
          <table:table-cell office:value-type="string" table:style-name="ce7">
            <text:p>2631-61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Burn Care &amp;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59-048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hromatographic Scien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5-239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hurch and Stat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0-486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ommunic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6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ompetition Law &amp; Econom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4-642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omplex Network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1-13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onflict And Security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7-796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onsumer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7-527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rohn’s and Coliti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6-447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Crustacean B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7-240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Deaf Studies And Deaf Educ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32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Design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1-727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Economic Entom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8-291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Economic Geograph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71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Environment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4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European Competition Law and Prac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1-777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Experimental Botan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3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Financial Econometr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9-841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Financial Regul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3-484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Global Security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7-318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Heredi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33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Hindu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6-426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Human Rights Prac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7-962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Intellectual Property Law and Prac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7-154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International Criminal Jus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8-139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International Dispute Settlemen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0-359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International Economic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5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Language Evolu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8-458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Logic And Comput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363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Mamma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45-15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Medical Entom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8-292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Medicine and Philosoph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4-501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Molluscan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6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Music Therap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3-739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Neuropathology and Experimental Neur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54-657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ediatric Psych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35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etr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1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harmaceutical Health Services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9-889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harmacy and Pharmac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2-715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lankton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7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rofessions and Organiz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1-881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ublic Administration Research And The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980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Public Healt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1-38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Refugee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92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Seman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9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Semitic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855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Social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7-189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Survey Statistics and Method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325-099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American Academy Of Relig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American Medical Informatics Associ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7-974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European Economic Associ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42-477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History Of Collection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856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History Of Medicine And Allied Scienc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437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National Cancer Institut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10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 Pediatric Infectious Diseases Socie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8-720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heological Studies</text:p>
          </table:table-cell>
          <table:table-cell office:value-type="string" table:style-name="ce5">
            <text:p>Hybrid</text:p>
          </table:table-cell>
          <table:table-cell office:value-type="string" table:style-name="ce7">
            <text:p>1477-460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ravel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08-830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Tropical Pediatr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366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Victorian Cultur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0-013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 of World Energy Law &amp; Busines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4-996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s of Gerontology Series A: Biomedical Sciences and Medical Scienc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8-535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ournals of Gerontology Series B: Psychological Sciences and Social Scienc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8-536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boratory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3-773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w, Probability and Risk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0-840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o Baeck Institute Year Book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8-437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terary Imagin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2-656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iterature And The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62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gic Journal Of The Igp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368-989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ondon Review of Internation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0-633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mmalian Spec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45-141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athematical Medicine And Biology: A Journal Of The Ima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860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cal Law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79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dical Myc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70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LUS: Multi-Ethnic Literature of the United Stat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6-317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tallom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6-591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croscop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0-570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gration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9-584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litary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0-613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ind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11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ern British Hist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67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ern Rheumat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39-760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dern Rheumatology Case Report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472-562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olecular Human Reproduc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0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 &amp; Lette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63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Music Theory Spectrum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3-833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sic Therapy Perspectiv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3-738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utagenesi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80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phrology Dialysis Transplant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3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uro-Onc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3-586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euro-Oncology Prac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4-25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cotine &amp; Tobacco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9-994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s And Quer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94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utrition Review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3-488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ccupational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840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nithological Applications (formerly the Condor)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8-51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nithology (formerly The Auk)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38-425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xford Art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1-728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xford Economic Pape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81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xford Journal of Law and Relig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7-078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xford Journal Of Legal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82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xford Review Of Economic Polic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12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ediatrics &amp; Child Healt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18-148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in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26-463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liamentary Affair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8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st &amp; Presen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64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erspectives on Public Management and Governan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398-49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ilosophia Mathematica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4-640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hysical Therap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8-672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nt And Cell Phys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905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ant Phys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2-254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licing: A Journal Of Policy And Practi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2-452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ceedings of the Aristotelian Society</text:p>
          </table:table-cell>
          <table:table-cell office:value-type="string" table:style-name="ce5">
            <text:p>Hybrid</text:p>
          </table:table-cell>
          <table:table-cell office:value-type="string" table:style-name="ce7">
            <text:p>1467-926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otein Engineering, Design, and Selec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1-013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blic Health Eth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4-998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blic Opinion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7-533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blic Policy &amp; Aging Repor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3-489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blications of the Astronomical Society of Japa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3-051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ubliu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7-710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jm: An International Journal Of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39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Quarterly Journal Of Mechanics And Applied Mathema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85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adiation Protection Dosimet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2-340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fugee Survey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95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search Evalu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544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iew of Asset Pricing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5-993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iew of Corporate Finance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6-913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iew of Economic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7-937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iew Of English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96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iew Of Finan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73-692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heumat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2-033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hizophrenia Bulleti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5-170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ience and Public Polic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543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ree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47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LEEP</text:p>
          </table:table-cell>
          <table:table-cell office:value-type="string" table:style-name="ce5">
            <text:p>Hybrid</text:p>
          </table:table-cell>
          <table:table-cell office:value-type="string" table:style-name="ce7">
            <text:p>1550-910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al Forc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4-760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al History Of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66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al Poli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89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al Problem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3-853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al Science Japan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68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o-Economic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5-147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ciology of Religion: A Quarterly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9-881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atute Law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86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em Cell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49-491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ystematic B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076-836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aching Mathematics and Its Applications: International Journal of the IMA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97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American Journal of Jurisprudenc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9-649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British Journal Of Social Work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263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British Yearbook of Internation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4-943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Cambridge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836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Chinese Journal of Comparative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0-481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Chinese Journal Of International Poli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0-892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Computer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0-206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Econometrics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368-423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Economic Journa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8-029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English Historical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7-453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Gerontologis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8-534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Journal of Aesthetics and Art Criticism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40-624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Journal of Applied Laboratory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475-724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Journal Of Biochemist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6-265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Journal of Clinical Endocrinology &amp; Metabolism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945-719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Journal of Infectious Diseas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7-661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Journal Of Law, Economics, And Organization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34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Libra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4-858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Monis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153-360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Musical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41-839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Opera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6-287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Philosophical Quarterl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7-921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Plant Cell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2-298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Quarterly Journal of Econom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31-46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Quarterly Journal Of Mathematic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4-3847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Review Of Financial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65-736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World Bank Economic Revie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64-698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he World Bank Research Observer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564-697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xicological Scienc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096-092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xicology Research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5-4538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nsactions of the Royal Society of Tropical Medicine and Hygie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878-3503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anslational Behavioral Medicin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613-986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ee Physiolog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8-4469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usts &amp; Truste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752-211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niform Law Review/Revue De Droit Uniforme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0-9065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Work, Aging and Retirement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54-4650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earbook of European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5-0044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earbook of International Environmental Law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2045-005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ear's Work In Critical And Cultural Theor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81X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Year's Work In English Studies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471-6801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Zoological Journal of the Linnean Society</text:p>
          </table:table-cell>
          <table:table-cell office:value-type="string" table:style-name="ce5">
            <text:p>Hybrid</text:p>
          </table:table-cell>
          <table:table-cell office:value-type="string" table:style-name="ce5">
            <text:p>1096-3642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number-rows-repeated="1048248" table:style-name="ro3">
          <table:table-cell table:number-columns-repeated="16384"/>
        </table:table-row>
      </table:table>
      <table:database-ranges>
        <table:database-range table:target-range-address="Hoja1.A1:Hoja1.D32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>DELL G15</meta:initial-creator>
    <dc:creator>LUISA MARIA RENDON MACIAS</dc:creator>
    <meta:creation-date>2025-01-31T19:55:02Z</meta:creation-date>
    <dc:date>2025-03-13T02:01:02Z</dc:date>
    <meta:user-defined meta:name="ContentTypeId">0x0101001F9423B7A0F58E42B6EAE305ED08656B</meta:user-defined>
    <meta:user-defined meta:name="MediaServiceImageTags"/>
  </office:meta>
</office:document-meta>
</file>